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b74" officeooo:paragraph-rsid="00025b74"/>
    </style:style>
    <style:style style:name="T1" style:family="text">
      <style:text-properties officeooo:rsid="00025b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FT, <text:span text:style-name="T1">SFT and meta ESDT</text:span> integration</text:h>
      <text:p text:style-name="P1">NFT are shown in the output of any endpoint called in the dapp. But we are going to add a NFT selector to any input that needs it. This selector will show NFTs filtered by collection. </text:p>
      <text:p text:style-name="P1">A SFT and meta ESDT selector will be added t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8:30:54.352814165</meta:creation-date>
    <meta:generator>LibreOffice/7.3.7.2$Linux_X86_64 LibreOffice_project/30$Build-2</meta:generator>
    <dc:date>2023-10-18T18:39:33.017230078</dc:date>
    <meta:editing-duration>PT8M39S</meta:editing-duration>
    <meta:editing-cycles>1</meta:editing-cycles>
    <meta:document-statistic meta:table-count="0" meta:image-count="0" meta:object-count="0" meta:page-count="1" meta:paragraph-count="3" meta:word-count="52" meta:character-count="264" meta:non-whitespace-character-count="214"/>
  </office:meta>
</office:document-meta>
</file>